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07.8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65.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254.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5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62pt" draw:z-index="4" draw:style-name="gr3" draw:text-style-name="P3" svg:width="39.74pt" svg:height="15.05pt" svg:x="22.08pt" svg:y="15.9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81pt" draw:z-index="5" draw:style-name="gr3" draw:text-style-name="P3" svg:width="39.49pt" svg:height="15.05pt" svg:x="64.26pt" svg:y="13.1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7">00/00/0000</text:date>, <text:time style:data-style-name="N2" text:time-value="07:44:53.1743140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07T07:45:23.569934518</dc:date>
    <meta:editing-duration>P62DT3H36M25S</meta:editing-duration>
    <meta:editing-cycles>2739</meta:editing-cycles>
    <meta:generator>LibreOffice/6.0.7.3$Linux_X86_64 LibreOffice_project/00m0$Build-3</meta:generator>
    <meta:document-statistic meta:table-count="2" meta:cell-count="49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